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355e00"/>
    </style:style>
    <style:style style:name="P2" style:family="paragraph" style:parent-style-name="Standard">
      <style:text-properties fo:color="#0099ff" style:text-underline-style="solid" style:text-underline-width="auto" style:text-underline-color="font-color" officeooo:rsid="001f4ae4" officeooo:paragraph-rsid="001f4ae4"/>
    </style:style>
    <style:style style:name="P3" style:family="paragraph" style:parent-style-name="Standard">
      <style:text-properties style:use-window-font-color="true" style:text-underline-style="none" officeooo:rsid="00206f44" officeooo:paragraph-rsid="00206f44"/>
    </style:style>
    <style:style style:name="P4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228d7f" officeooo:paragraph-rsid="00228d7f" style:font-weight-asian="normal" style:font-weight-complex="normal"/>
    </style:style>
    <style:style style:name="P5" style:family="paragraph" style:parent-style-name="Standard">
      <style:text-properties fo:color="#3399ff" style:text-underline-style="solid" style:text-underline-width="auto" style:text-underline-color="font-color" fo:font-weight="bold" officeooo:rsid="0021a96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399ff" style:text-underline-style="solid" style:text-underline-width="auto" style:text-underline-color="font-color" fo:font-weight="bold" officeooo:rsid="0021a965" officeooo:paragraph-rsid="0021a96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99ff" style:text-underline-style="solid" style:text-underline-width="auto" style:text-underline-color="font-color" fo:font-weight="bold" officeooo:rsid="0021a965" officeooo:paragraph-rsid="0021a96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399ff" style:text-underline-style="solid" style:text-underline-width="auto" style:text-underline-color="font-color" fo:font-weight="bold" officeooo:rsid="0021a965" officeooo:paragraph-rsid="00228d7f" style:font-weight-asian="bold" style:font-weight-complex="bold"/>
    </style:style>
    <style:style style:name="P9" style:family="paragraph" style:parent-style-name="Standard">
      <style:text-properties fo:color="#3399ff" style:text-underline-style="solid" style:text-underline-width="auto" style:text-underline-color="font-color" fo:font-weight="bold" officeooo:rsid="00228d7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399ff" style:text-underline-style="solid" style:text-underline-width="auto" style:text-underline-color="font-color" fo:font-weight="bold" officeooo:rsid="00228d7f" officeooo:paragraph-rsid="00228d7f" style:font-weight-asian="bold" style:font-weight-complex="bold"/>
    </style:style>
    <style:style style:name="P11" style:family="paragraph" style:parent-style-name="Standard">
      <style:text-properties officeooo:paragraph-rsid="0022a37f"/>
    </style:style>
    <style:style style:name="P12" style:family="paragraph" style:parent-style-name="Standard">
      <style:text-properties officeooo:paragraph-rsid="002478db"/>
    </style:style>
    <style:style style:name="T1" style:family="text">
      <style:text-properties officeooo:rsid="0020bc3d"/>
    </style:style>
    <style:style style:name="T2" style:family="text">
      <style:text-properties officeooo:rsid="00228d7f"/>
    </style:style>
    <style:style style:name="T3" style:family="text">
      <style:text-properties officeooo:rsid="0022a37f"/>
    </style:style>
    <style:style style:name="T4" style:family="text">
      <style:text-properties fo:color="#000000" style:font-name="Monospace" fo:font-size="10pt" style:font-size-asian="10pt" fo:background-color="#e8f2fe"/>
    </style:style>
    <style:style style:name="T5" style:family="text">
      <style:text-properties fo:color="#000000" style:font-name="Monospace" fo:font-size="10pt" style:font-size-asian="10pt" fo:background-color="#d4d4d4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fo:font-weight="bold" officeooo:rsid="00228d7f" style:font-size-asian="10pt" style:font-weight-asian="bold" style:font-weight-complex="bold" fo:background-color="#e8f2fe"/>
    </style:style>
    <style:style style:name="T7" style:family="text">
      <style:text-properties fo:color="#3399ff" style:text-underline-style="solid" style:text-underline-width="auto" style:text-underline-color="font-color" fo:font-weight="bold" officeooo:rsid="00228d7f" style:font-weight-asian="bold" style:font-weight-complex="bold"/>
    </style:style>
    <style:style style:name="T8" style:family="text">
      <style:text-properties fo:color="#7f0055" style:font-name="Monospace" fo:font-size="10pt" fo:font-weight="bold" style:font-size-asian="10pt" style:font-weight-asian="bold" fo:background-color="#e8f2fe"/>
    </style:style>
    <style:style style:name="T9" style:family="text">
      <style:text-properties officeooo:rsid="00238adf"/>
    </style:style>
    <style:style style:name="T10" style:family="text">
      <style:text-properties officeooo:rsid="002478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Introduction</text:p>
      <text:p text:style-name="P2"/>
      <text:p text:style-name="P3"><text:s text:c="2"/>L'objectif de ce projet est de réaliser une simulation de conquête spatiale <text:span text:style-name="T1">qui opposera différentes espèces de la galaxie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2- Description Synthétique des Classes</text:p>
      <text:p text:style-name="P6"/>
      <text:p text:style-name="P7"><text:span text:style-name="T2">A - </text:span>Galaxie</text:p>
      <text:p text:style-name="P7"/>
      <text:p text:style-name="P7"><text:span text:style-name="T2">A.1 - </text:span>Objectif</text:p>
      <text:p text:style-name="P4">La galaxie est représentée comme une grille 2D de <text:span text:style-name="T3">largeur</text:span>×<text:span text:style-name="T3">hauteur</text:span> cases pouvant chacune être occupée par une entité, <text:span text:style-name="T3">chaque case ne peut être occupée que par une seule entité. La grille de la galaxie est une planisphère, c'est-à-dire que les cotés opposés sont adjacents : une entité se déplaçant vers le haut de la grille se retrouvera en bas si elle atteint le bord de la grille et vis-versa, de même pour la gauche et la droite.</text:span></text:p>
      <text:p text:style-name="P7"/>
      <text:p text:style-name="P10">A.2 - Interface</text:p>
      <text:p text:style-name="Standard">getGalaxieLargeur() <text:span text:style-name="T3">est un accesseur <text:s/>nous retournant la largeur de notre grille.</text:span></text:p>
      <text:p text:style-name="Standard"/>
      <text:p text:style-name="P11">getGalaxie<text:span text:style-name="T3">Hauteur</text:span>() <text:span text:style-name="T3">est un accesseur <text:s/>nous retournant la hauteur de notre grille.</text:span></text:p>
      <text:p text:style-name="P11"/>
      <text:p text:style-name="Standard">ajoutEntite(Entite ent) <text:span text:style-name="T3">permet d'ajouter une entité sur la grille.</text:span></text:p>
      <text:p text:style-name="Standard"/>
      <text:p text:style-name="Standard"><text:span text:style-name="T3">suppr</text:span>Entite(Entite ent) <text:span text:style-name="T3">permet de supprimer une entité déjà existante sur la grille.</text:span></text:p>
      <text:p text:style-name="Standard"/>
      <text:p text:style-name="P11"><text:span text:style-name="T3">modifPosititionE</text:span>ntite(int xAnc,int yAnc,int xNouv,int yNouv) <text:span text:style-name="T3">permet, après un déplacement de modifier <text:s/>la position d'une entité.</text:span></text:p>
      <text:p text:style-name="P11"/>
      <text:p text:style-name="Standard">Entite getEntite(int id) <text:span text:style-name="T9">cet accesseur nous retourne une entité, en connaissant son identifiant.</text:span></text:p>
      <text:p text:style-name="Standard"/>
      <text:p text:style-name="Standard">boolean occupee(<text:span text:style-name="T9">int x, int y</text:span>) <text:span text:style-name="T9">cette méthode nous indique si une case de la grille est occupée par une entité ou non.</text:span></text:p>
      <text:p text:style-name="P9"/>
      <text:p text:style-name="P10">A.3 - Structure De Données</text:p>
      <text:p text:style-name="Standard"><text:span text:style-name="T10">La grille est initialisée comme un tableau d'entités à deux dimensions, l</text:span>es <text:span text:style-name="T10">entiers largeur et hauteur définissent la taille de ce tableau, ces entiers sont initialisées grâces aux constantes déclarées dans la classe Constantes.</text:span></text:p>
      <text:p text:style-name="P5"/>
      <text:p text:style-name="P5"/>
      <text:p text:style-name="P5"/>
      <text:p text:style-name="P5"/>
      <text:p text:style-name="P8"><text:soft-page-break/><text:span text:style-name="T2">B - Espece</text:span></text:p>
      <text:p text:style-name="P8"/>
      <text:p text:style-name="P8"><text:span text:style-name="T2">B.1 - </text:span>Objectif</text:p>
      <text:p text:style-name="P12">Une espèce est caractérisée par un identifiant unique, un taux de natalité,<text:span text:style-name="T10"> un taux de productivité et d'une couleur unique. Chaque espèce dispose d’un empire qui recense toutes les possessions de cette même espèce.</text:span></text:p>
      <text:p text:style-name="P8"/>
      <text:p text:style-name="Standard"><text:span text:style-name="T7">B.2 – Interface</text:span></text:p>
      <text:p text:style-name="Standard">Color creerCouleur(int x) <text:span text:style-name="T10">cette méthode affecte une couleur à une espèce en fonction de son identifiant passé en paramètre. Nous n'avons créé que 4 couleurs possible.</text:span></text:p>
      <text:p text:style-name="Standard"/>
      <text:p text:style-name="Standard">double getTauxNatalite() <text:span text:style-name="T10">cet accesseur nous retourne le taux de natalité de l'espèce.</text:span></text:p>
      <text:p text:style-name="P10"/>
      <text:p text:style-name="P10">B.3 - Structure De Données</text:p>
      <text:p text:style-name="P10"/>
      <text:p text:style-name="P8"/>
      <text:p text:style-name="P8"><text:span text:style-name="T2">C - Empire</text:span></text:p>
      <text:p text:style-name="P8"/>
      <text:p text:style-name="P8"><text:span text:style-name="T2">C.1 - </text:span>Objectif</text:p>
      <text:p text:style-name="P8"/>
      <text:p text:style-name="P8"/>
      <text:p text:style-name="P10">C.2 - Interface</text:p>
      <text:p text:style-name="P10"/>
      <text:p text:style-name="P10"/>
      <text:p text:style-name="P10">C.3 - Structure De Données</text:p>
      <text:p text:style-name="P10"/>
      <text:p text:style-name="P8"/>
      <text:p text:style-name="P8"/>
      <text:p text:style-name="P8"><text:span text:style-name="T2">D - Entite</text:span></text:p>
      <text:p text:style-name="P8"/>
      <text:p text:style-name="P8"><text:span text:style-name="T2">D.1 - </text:span>Objectif</text:p>
      <text:p text:style-name="P8"/>
      <text:p text:style-name="P8"/>
      <text:p text:style-name="P10">D.2 - Interface</text:p>
      <text:p text:style-name="P10"/>
      <text:p text:style-name="P10"/>
      <text:p text:style-name="P10">D.3 - Structure De Données</text:p>
      <text:p text:style-name="P10"/>
      <text:p text:style-name="P8"><text:span text:style-name="T2">E -Planetes</text:span></text:p>
      <text:p text:style-name="P8"/>
      <text:p text:style-name="P8"><text:span text:style-name="T2">E.1 - </text:span>Objectif</text:p>
      <text:p text:style-name="P8"/>
      <text:p text:style-name="P8"/>
      <text:p text:style-name="P10">E.2 - Interface</text:p>
      <text:p text:style-name="P10"/>
      <text:p text:style-name="P10"/>
      <text:p text:style-name="P10">E.3 - Structure De Données</text:p>
      <text:p text:style-name="P10"/>
      <text:p text:style-name="P8"><text:span text:style-name="T2">F - Vaisseaux</text:span></text:p>
      <text:p text:style-name="P8"/>
      <text:p text:style-name="P8"><text:span text:style-name="T2">F.1 - </text:span>Objectif</text:p>
      <text:p text:style-name="P8"/>
      <text:p text:style-name="P8"><text:soft-page-break/></text:p>
      <text:p text:style-name="P10">F.2 - Interface</text:p>
      <text:p text:style-name="P10"/>
      <text:p text:style-name="P10"/>
      <text:p text:style-name="P10">F.3 - Structure De Données</text:p>
      <text:p text:style-name="P10"/>
      <text:p text:style-name="P8"><text:span text:style-name="T2">G - Propulsion</text:span></text:p>
      <text:p text:style-name="P8"/>
      <text:p text:style-name="P8"><text:span text:style-name="T2">G.1 - </text:span>Objectif</text:p>
      <text:p text:style-name="P8"/>
      <text:p text:style-name="P8"/>
      <text:p text:style-name="P10">G.2 - Interface</text:p>
      <text:p text:style-name="P10"/>
      <text:p text:style-name="P10"/>
      <text:p text:style-name="P10">G.3 - Structure De Données</text:p>
      <text:p text:style-name="P10"/>
      <text:p text:style-name="P8"><text:span text:style-name="T2">H - PlanetesInoccupees</text:span></text:p>
      <text:p text:style-name="P8"><text:span text:style-name="T2">H.1 - </text:span>Objectif</text:p>
      <text:p text:style-name="P8"/>
      <text:p text:style-name="P8"/>
      <text:p text:style-name="P10">H.2 - Interface</text:p>
      <text:p text:style-name="P10"/>
      <text:p text:style-name="P10"/>
      <text:p text:style-name="P10">H.3 - Structure De Données</text:p>
      <text:p text:style-name="P10"/>
      <text:p text:style-name="P8"><text:span text:style-name="T2">I - Constantes</text:span></text:p>
      <text:p text:style-name="P8"/>
      <text:p text:style-name="P8"><text:span text:style-name="T2">I.1 - </text:span>Objectif</text:p>
      <text:p text:style-name="P8"/>
      <text:p text:style-name="P8"/>
      <text:p text:style-name="P10">I.2 - Interface</text:p>
      <text:p text:style-name="P10"/>
      <text:p text:style-name="P10"/>
      <text:p text:style-name="P10">I.3 - Structure De Données</text:p>
      <text:p text:style-name="P10"/>
      <text:p text:style-name="P8"><text:span text:style-name="T2">J - Affichage</text:span></text:p>
      <text:p text:style-name="P8"/>
      <text:p text:style-name="P8"><text:span text:style-name="T2">J.1 - </text:span>Objectif</text:p>
      <text:p text:style-name="P8"/>
      <text:p text:style-name="P8"/>
      <text:p text:style-name="P10">J.2 - Interface</text:p>
      <text:p text:style-name="P10"/>
      <text:p text:style-name="P10"/>
      <text:p text:style-name="P10">J.3 - Structure De Données</text:p>
      <text:p text:style-name="P10"/>
      <text:p text:style-name="P10"/>
      <text:p text:style-name="P8"><text:span text:style-name="T2">K - Fenetre</text:span></text:p>
      <text:p text:style-name="P8"/>
      <text:p text:style-name="P8"><text:span text:style-name="T2">K.1 - </text:span>Objectif</text:p>
      <text:p text:style-name="P8"/>
      <text:p text:style-name="P8"/>
      <text:p text:style-name="P10">K.2 - Interface</text:p>
      <text:p text:style-name="P10"><text:soft-page-break/></text:p>
      <text:p text:style-name="P10"/>
      <text:p text:style-name="P10">K.3 - Structure De Données</text:p>
      <text:p text:style-name="P10"/>
      <text:p text:style-name="P10"/>
      <text:p text:style-name="P8"><text:span text:style-name="T2">L - Simulation</text:span></text:p>
      <text:p text:style-name="P8"/>
      <text:p text:style-name="P8"><text:span text:style-name="T2">L.1 - </text:span>Objectif</text:p>
      <text:p text:style-name="P8"/>
      <text:p text:style-name="P8"/>
      <text:p text:style-name="P10">L.2 - Interface</text:p>
      <text:p text:style-name="P10"/>
      <text:p text:style-name="P10"/>
      <text:p text:style-name="P10">L.3 - Structure De Donnée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9:54:31.997692380</meta:creation-date>
    <meta:generator>LibreOffice/5.0.3.2$Linux_X86_64 LibreOffice_project/00m0$Build-2</meta:generator>
    <meta:editing-duration>PT26M7S</meta:editing-duration>
    <meta:editing-cycles>5</meta:editing-cycles>
    <dc:date>2016-12-15T10:51:17.894623200</dc:date>
    <meta:document-statistic meta:table-count="0" meta:image-count="0" meta:object-count="0" meta:page-count="5" meta:paragraph-count="63" meta:word-count="467" meta:character-count="2765" meta:non-whitespace-character-count="2354"/>
  </office:meta>
</office:document-meta>
</file>